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A1000001577DC9CCEDC6A6DB0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adornments="Gras" style:font-family-generic="swiss" style:font-pitch="variable"/>
    <style:font-face style:name="Calibri3"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master-page-name="">
      <style:paragraph-properties fo:margin-left="0cm" fo:margin-right="0cm" fo:margin-top="0cm" fo:margin-bottom="0cm" style:contextual-spacing="false" style:line-height-at-least="0cm" fo:text-align="center" style:justify-single-word="false" fo:text-indent="0cm" style:auto-text-indent="false" style:page-number="auto" style:writing-mode="lr-tb"/>
      <style:text-properties officeooo:paragraph-rsid="000e0799"/>
    </style:style>
    <style:style style:name="P2" style:family="paragraph" style:parent-style-name="Frame_20_contents" style:master-page-name="">
      <loext:graphic-properties draw:fill="none"/>
      <style:paragraph-properties fo:margin-left="1cm" fo:margin-right="0cm" fo:margin-top="0cm" fo:margin-bottom="0cm" style:contextual-spacing="false" fo:text-align="start" style:justify-single-word="false" fo:text-indent="0cm" style:auto-text-indent="false" style:page-number="auto" fo:background-color="transparent"/>
      <style:text-properties fo:color="#0a6d56" loext:opacity="100%" style:font-name="Calibri1" fo:font-size="19pt" fo:font-style="normal" style:text-underline-style="none" fo:font-weight="bold" officeooo:rsid="001fc3dc" style:font-size-asian="19pt" style:font-style-asian="normal" style:font-weight-asian="bold" style:font-size-complex="19pt" style:font-style-complex="normal" style:font-weight-complex="bold"/>
    </style:style>
    <style:style style:name="P3" style:family="paragraph" style:parent-style-name="Frame_20_contents">
      <loext:graphic-properties draw:fill="none"/>
      <style:paragraph-properties fo:margin-left="1cm" fo:margin-right="0cm" fo:margin-top="0cm" fo:margin-bottom="0cm" style:contextual-spacing="false" fo:text-align="start" style:justify-single-word="false" fo:text-indent="0cm" style:auto-text-indent="false" fo:background-color="transparent"/>
      <style:text-properties officeooo:paragraph-rsid="000e0799"/>
    </style:style>
    <style:style style:name="P4" style:family="paragraph" style:parent-style-name="Horizontal_20_Line">
      <loext:graphic-properties draw:fill="none"/>
      <style:paragraph-properties fo:margin-left="0cm" fo:margin-right="0cm" fo:line-height="100%" fo:text-indent="0cm" style:auto-text-indent="false" fo:background-color="transparent"/>
      <style:text-properties officeooo:rsid="0011d307" officeooo:paragraph-rsid="00080714"/>
    </style:style>
    <style:style style:name="P5" style:family="paragraph" style:parent-style-name="TitrePJ" style:master-page-name="">
      <loext:graphic-properties draw:fill="none"/>
      <style:paragraph-properties fo:margin-left="0cm" fo:margin-right="0cm" fo:line-height="100%" fo:text-indent="0cm" style:auto-text-indent="false" style:page-number="auto" fo:background-color="transparent"/>
      <style:text-properties fo:color="#000000" loext:opacity="100%" style:font-name="Calibri1" fo:font-size="26pt" style:text-underline-style="solid" style:text-underline-width="auto" style:text-underline-color="font-color" fo:font-weight="bold" officeooo:rsid="00189c89" officeooo:paragraph-rsid="00189c89" style:font-size-asian="26pt" style:font-weight-asian="bold"/>
    </style:style>
    <style:style style:name="P6" style:family="paragraph" style:parent-style-name="Sous-Titre">
      <loext:graphic-properties draw:fill="none"/>
      <style:paragraph-properties fo:margin-left="0cm" fo:margin-right="0cm" fo:line-height="100%" fo:text-indent="0cm" style:auto-text-indent="false" fo:background-color="transparent"/>
      <style:text-properties fo:color="#000000" loext:opacity="100%" style:font-name="Calibri2" fo:font-size="22pt" style:text-underline-style="none" fo:font-weight="bold" officeooo:rsid="00189c89" officeooo:paragraph-rsid="00189c89" style:font-size-asian="22pt" style:font-weight-asian="bold"/>
    </style:style>
    <style:style style:name="P7" style:family="paragraph" style:parent-style-name="Titre_20_Partie">
      <loext:graphic-properties draw:fill="none"/>
      <style:paragraph-properties fo:margin-left="0cm" fo:margin-right="0cm" fo:line-height="100%" fo:text-align="start" style:justify-single-word="false" fo:text-indent="0cm" style:auto-text-indent="false" fo:background-color="transparent"/>
      <style:text-properties fo:color="#000000" loext:opacity="100%" style:font-name="Calibri2" fo:font-size="16pt" fo:font-style="normal" style:text-underline-style="solid" style:text-underline-width="auto" style:text-underline-color="font-color" fo:font-weight="bold" officeooo:rsid="00189c89" officeooo:paragraph-rsid="00189c89" style:font-size-asian="16pt" style:font-style-asian="normal" style:font-weight-asian="bold" style:font-size-complex="16pt" style:font-style-complex="normal" style:font-weight-complex="bold"/>
    </style:style>
    <style:style style:name="P8" style:family="paragraph" style:parent-style-name="Normal">
      <style:text-properties fo:color="#000000" loext:opacity="100%" officeooo:rsid="002b83ce" officeooo:paragraph-rsid="00380376"/>
    </style:style>
    <style:style style:name="P9" style:family="paragraph" style:parent-style-name="Normal">
      <style:text-properties fo:color="#000000" loext:opacity="100%" officeooo:rsid="002b83ce" officeooo:paragraph-rsid="0049478e"/>
    </style:style>
    <style:style style:name="P10" style:family="paragraph" style:parent-style-name="Normal">
      <style:text-properties fo:color="#000000" loext:opacity="100%" officeooo:rsid="002b83ce" officeooo:paragraph-rsid="004f5ea2"/>
    </style:style>
    <style:style style:name="P11" style:family="paragraph" style:parent-style-name="Normal">
      <style:text-properties fo:color="#000000" loext:opacity="100%" style:font-name="Calibri3" fo:font-size="12pt" style:text-underline-style="none" fo:font-weight="normal" officeooo:rsid="0038c010" officeooo:paragraph-rsid="0038c010" style:font-size-asian="12pt" style:font-weight-asian="normal" style:font-weight-complex="normal"/>
    </style:style>
    <style:style style:name="P12" style:family="paragraph" style:parent-style-name="Normal">
      <style:text-properties fo:color="#000000" loext:opacity="100%" style:font-name="Calibri3" fo:font-size="12pt" style:text-underline-style="none" fo:font-weight="normal" officeooo:rsid="0045c128" officeooo:paragraph-rsid="0045c128" style:font-size-asian="12pt" style:font-weight-asian="normal" style:font-weight-complex="normal"/>
    </style:style>
    <style:style style:name="P13" style:family="paragraph" style:parent-style-name="Normal">
      <style:text-properties fo:color="#000000" loext:opacity="100%" style:font-name="Calibri3" fo:font-size="12pt" style:text-underline-style="none" fo:font-weight="normal" officeooo:rsid="0047ad44" officeooo:paragraph-rsid="0047ad44" style:font-size-asian="12pt" style:font-weight-asian="normal" style:font-weight-complex="normal"/>
    </style:style>
    <style:style style:name="P14" style:family="paragraph" style:parent-style-name="Normal">
      <style:text-properties fo:color="#000000" loext:opacity="100%" style:font-name="Calibri3" fo:font-size="12pt" fo:font-style="normal" style:text-underline-style="none" fo:font-weight="normal" officeooo:rsid="001c91af" officeooo:paragraph-rsid="001c91af" style:font-size-asian="12pt" style:font-style-asian="normal" style:font-weight-asian="normal" style:font-style-complex="normal" style:font-weight-complex="normal"/>
    </style:style>
    <style:style style:name="P15" style:family="paragraph" style:parent-style-name="Normal">
      <style:text-properties fo:color="#000000" loext:opacity="100%" style:font-name="Calibri3" fo:font-size="12pt" fo:font-style="normal" style:text-underline-style="none" fo:font-weight="normal" officeooo:rsid="00210834" officeooo:paragraph-rsid="00210834" style:font-size-asian="12pt" style:font-style-asian="normal" style:font-weight-asian="normal" style:font-style-complex="normal" style:font-weight-complex="normal"/>
    </style:style>
    <style:style style:name="P16" style:family="paragraph" style:parent-style-name="Normal">
      <style:text-properties fo:color="#000000" loext:opacity="100%" officeooo:rsid="0035782d" officeooo:paragraph-rsid="0031d639"/>
    </style:style>
    <style:style style:name="P17" style:family="paragraph" style:parent-style-name="Normal">
      <style:text-properties fo:color="#000000" loext:opacity="100%" officeooo:rsid="0035782d" officeooo:paragraph-rsid="00380376"/>
    </style:style>
    <style:style style:name="P18" style:family="paragraph" style:parent-style-name="Sous-Titre">
      <loext:graphic-properties draw:fill="none"/>
      <style:paragraph-properties fo:margin-left="0cm" fo:margin-right="0cm" fo:line-height="100%" fo:text-indent="0cm" style:auto-text-indent="false" fo:background-color="transparent"/>
      <style:text-properties officeooo:rsid="00189c89" officeooo:paragraph-rsid="00189c89"/>
    </style:style>
    <style:style style:name="P19" style:family="paragraph" style:parent-style-name="Normal">
      <loext:graphic-properties draw:fill="none"/>
      <style:paragraph-properties fo:margin-left="0cm" fo:margin-right="0cm" fo:line-height="100%" fo:text-indent="0cm" style:auto-text-indent="false" fo:background-color="transparent"/>
      <style:text-properties officeooo:rsid="00189c89" officeooo:paragraph-rsid="00189c89"/>
    </style:style>
    <style:style style:name="P20" style:family="paragraph" style:parent-style-name="Normal">
      <loext:graphic-properties draw:fill="none"/>
      <style:paragraph-properties fo:margin-left="0cm" fo:margin-right="0cm" fo:line-height="100%" fo:text-indent="0cm" style:auto-text-indent="false" fo:background-color="transparent"/>
      <style:text-properties officeooo:rsid="0019dd81" officeooo:paragraph-rsid="0019dd81"/>
    </style:style>
    <style:style style:name="P21" style:family="paragraph" style:parent-style-name="Normal">
      <style:text-properties officeooo:rsid="0019dd81" officeooo:paragraph-rsid="0019dd81"/>
    </style:style>
    <style:style style:name="P22" style:family="paragraph" style:parent-style-name="Titre_20_Partie">
      <style:text-properties officeooo:rsid="0019dd81" officeooo:paragraph-rsid="0019dd81"/>
    </style:style>
    <style:style style:name="P23" style:family="paragraph" style:parent-style-name="Normal">
      <style:text-properties officeooo:rsid="001c91af" officeooo:paragraph-rsid="001c91af"/>
    </style:style>
    <style:style style:name="P24" style:family="paragraph" style:parent-style-name="Normal">
      <style:text-properties officeooo:rsid="001caabe" officeooo:paragraph-rsid="001caabe"/>
    </style:style>
    <style:style style:name="P25" style:family="paragraph" style:parent-style-name="Normal">
      <style:text-properties officeooo:rsid="001caddd" officeooo:paragraph-rsid="001caddd"/>
    </style:style>
    <style:style style:name="P26" style:family="paragraph" style:parent-style-name="Normal">
      <style:text-properties officeooo:rsid="001dab7d" officeooo:paragraph-rsid="001dab7d"/>
    </style:style>
    <style:style style:name="P27" style:family="paragraph" style:parent-style-name="Normal">
      <style:text-properties officeooo:rsid="00210834" officeooo:paragraph-rsid="00210834"/>
    </style:style>
    <style:style style:name="P28" style:family="paragraph" style:parent-style-name="Titre_20_Partie">
      <style:text-properties officeooo:rsid="00210834" officeooo:paragraph-rsid="00210834"/>
    </style:style>
    <style:style style:name="P29" style:family="paragraph" style:parent-style-name="Normal">
      <style:text-properties officeooo:rsid="0023edea" officeooo:paragraph-rsid="002f611d"/>
    </style:style>
    <style:style style:name="P30" style:family="paragraph" style:parent-style-name="Normal">
      <style:text-properties fo:color="#c9211e" loext:opacity="100%" fo:font-style="italic" officeooo:rsid="0030adbc" officeooo:paragraph-rsid="0031d639" style:font-style-asian="italic" style:font-style-complex="italic"/>
    </style:style>
    <style:style style:name="P31" style:family="paragraph" style:parent-style-name="Normal">
      <style:text-properties fo:color="#c9211e" loext:opacity="100%" fo:font-style="italic" officeooo:rsid="0030adbc" officeooo:paragraph-rsid="0033d8dd" style:font-style-asian="italic" style:font-style-complex="italic"/>
    </style:style>
    <style:style style:name="P32" style:family="paragraph" style:parent-style-name="Normal">
      <style:text-properties fo:color="#c9211e" loext:opacity="100%" fo:font-style="italic" officeooo:rsid="0030adbc" officeooo:paragraph-rsid="00380376" style:font-style-asian="italic" style:font-style-complex="italic"/>
    </style:style>
    <style:style style:name="P33" style:family="paragraph" style:parent-style-name="Normal">
      <style:text-properties fo:color="#c9211e" loext:opacity="100%" fo:font-style="italic" officeooo:rsid="0030adbc" officeooo:paragraph-rsid="003c0701" style:font-style-asian="italic" style:font-style-complex="italic"/>
    </style:style>
    <style:style style:name="P34" style:family="paragraph" style:parent-style-name="Normal">
      <style:text-properties fo:color="#c9211e" loext:opacity="100%" fo:font-weight="bold" officeooo:rsid="0050fc01" officeooo:paragraph-rsid="0050fc01" style:font-weight-asian="bold" style:font-weight-complex="bold"/>
    </style:style>
    <style:style style:name="P35" style:family="paragraph" style:parent-style-name="Normal">
      <style:text-properties officeooo:rsid="002b83ce" officeooo:paragraph-rsid="0031d639"/>
    </style:style>
    <style:style style:name="P36" style:family="paragraph" style:parent-style-name="Normal">
      <style:text-properties officeooo:rsid="002b83ce" officeooo:paragraph-rsid="0033d8dd"/>
    </style:style>
    <style:style style:name="P37" style:family="paragraph" style:parent-style-name="Normal">
      <style:text-properties officeooo:rsid="0031d639" officeooo:paragraph-rsid="0031d639"/>
    </style:style>
    <style:style style:name="P38" style:family="paragraph" style:parent-style-name="Titre_20_Partie">
      <style:text-properties officeooo:rsid="0031d639" officeooo:paragraph-rsid="0031d639"/>
    </style:style>
    <style:style style:name="P39" style:family="paragraph" style:parent-style-name="Sous-Titre_20_Partie">
      <style:text-properties officeooo:paragraph-rsid="002f611d"/>
    </style:style>
    <style:style style:name="P40" style:family="paragraph" style:parent-style-name="Sous-Titre_20_Partie">
      <style:text-properties officeooo:paragraph-rsid="00380376"/>
    </style:style>
    <style:style style:name="P41" style:family="paragraph" style:parent-style-name="Sous-Titre_20_Partie">
      <style:text-properties officeooo:rsid="00380376" officeooo:paragraph-rsid="00380376"/>
    </style:style>
    <style:style style:name="P42" style:family="paragraph" style:parent-style-name="Normal">
      <style:text-properties fo:font-style="normal" officeooo:rsid="001c91af" officeooo:paragraph-rsid="001c91af" style:font-style-asian="normal" style:font-style-complex="normal"/>
    </style:style>
    <style:style style:name="P43" style:family="paragraph" style:parent-style-name="Sous-Titre_20_Partie">
      <style:text-properties officeooo:paragraph-rsid="0049478e"/>
    </style:style>
    <style:style style:name="P44" style:family="paragraph" style:parent-style-name="Normal">
      <style:text-properties officeooo:rsid="003ce743" officeooo:paragraph-rsid="003ce743"/>
    </style:style>
    <style:style style:name="P45" style:family="paragraph" style:parent-style-name="Normal">
      <style:text-properties officeooo:rsid="0050fc01" officeooo:paragraph-rsid="0050fc01"/>
    </style:style>
    <style:style style:name="P46" style:family="paragraph" style:parent-style-name="Sous-Titre_20_Partie">
      <style:text-properties officeooo:rsid="0049478e" officeooo:paragraph-rsid="004f5ea2"/>
    </style:style>
    <style:style style:name="P47" style:family="paragraph" style:parent-style-name="Titre_20_Partie">
      <style:text-properties fo:color="#c9211e" loext:opacity="100%" style:font-name="Calibri3" fo:font-size="12pt" style:text-underline-style="none" fo:font-weight="bold" officeooo:rsid="0049478e" officeooo:paragraph-rsid="004f5ea2" style:font-size-asian="12pt" style:font-weight-asian="bold" style:font-weight-complex="bold"/>
    </style:style>
    <style:style style:name="P48" style:family="paragraph" style:parent-style-name="Normal" style:list-style-name="L1">
      <style:text-properties fo:color="#000000" loext:opacity="100%" style:font-name="Calibri3" fo:font-size="12pt" fo:font-style="normal" style:text-underline-style="none" fo:font-weight="normal" officeooo:rsid="001c91af" officeooo:paragraph-rsid="001c91af" style:font-size-asian="12pt" style:font-style-asian="normal" style:font-weight-asian="normal" style:font-style-complex="normal" style:font-weight-complex="normal"/>
    </style:style>
    <style:style style:name="P49" style:family="paragraph" style:parent-style-name="Normal" style:list-style-name="L1">
      <style:text-properties fo:color="#000000" loext:opacity="100%" style:font-name="Calibri3" fo:font-size="12pt" fo:font-style="normal" style:text-underline-style="none" fo:font-weight="normal" officeooo:rsid="001caabe" officeooo:paragraph-rsid="001caabe" style:font-size-asian="12pt" style:font-style-asian="normal" style:font-weight-asian="normal" style:font-style-complex="normal" style:font-weight-complex="normal"/>
    </style:style>
    <style:style style:name="P50" style:family="paragraph" style:parent-style-name="Normal" style:list-style-name="L2">
      <style:text-properties fo:color="#000000" loext:opacity="100%" style:font-name="Calibri3" fo:font-size="12pt" fo:font-style="normal" style:text-underline-style="none" fo:font-weight="normal" officeooo:rsid="001ce5fe" officeooo:paragraph-rsid="001caddd" style:font-size-asian="12pt" style:font-style-asian="normal" style:font-weight-asian="normal" style:font-style-complex="normal" style:font-weight-complex="normal"/>
    </style:style>
    <style:style style:name="P51" style:family="paragraph" style:parent-style-name="Normal" style:list-style-name="L3">
      <style:text-properties fo:color="#000000" loext:opacity="100%" style:font-name="Calibri3" fo:font-size="12pt" fo:font-style="normal" style:text-underline-style="none" fo:font-weight="normal" officeooo:rsid="001ce5fe" officeooo:paragraph-rsid="001ce5fe" style:font-size-asian="12pt" style:font-style-asian="normal" style:font-weight-asian="normal" style:font-style-complex="normal" style:font-weight-complex="normal"/>
    </style:style>
    <style:style style:name="P52" style:family="paragraph" style:parent-style-name="Normal" style:list-style-name="L3">
      <style:text-properties fo:color="#000000" loext:opacity="100%" style:font-name="Calibri3" fo:font-size="12pt" fo:font-style="normal" style:text-underline-style="none" fo:font-weight="normal" officeooo:rsid="001d31cb" officeooo:paragraph-rsid="001d31cb" style:font-size-asian="12pt" style:font-style-asian="normal" style:font-weight-asian="normal" style:font-style-complex="normal" style:font-weight-complex="normal"/>
    </style:style>
    <style:style style:name="P53" style:family="paragraph" style:parent-style-name="Normal" style:list-style-name="L3">
      <style:text-properties fo:color="#000000" loext:opacity="100%" style:font-name="Calibri3" fo:font-size="12pt" fo:font-style="normal" style:text-underline-style="none" fo:font-weight="normal" officeooo:rsid="001d6b88" officeooo:paragraph-rsid="001d6b88" style:font-size-asian="12pt" style:font-style-asian="normal" style:font-weight-asian="normal" style:font-style-complex="normal" style:font-weight-complex="normal"/>
    </style:style>
    <style:style style:name="P54" style:family="paragraph" style:parent-style-name="Normal" style:list-style-name="L3">
      <style:text-properties fo:color="#000000" loext:opacity="100%" style:font-name="Calibri3" fo:font-size="12pt" fo:font-style="normal" style:text-underline-style="none" fo:font-weight="normal" officeooo:rsid="001dab7d" officeooo:paragraph-rsid="001dab7d" style:font-size-asian="12pt" style:font-style-asian="normal" style:font-weight-asian="normal" style:font-style-complex="normal" style:font-weight-complex="normal"/>
    </style:style>
    <style:style style:name="P55" style:family="paragraph" style:parent-style-name="Normal" style:list-style-name="L4">
      <style:text-properties fo:color="#000000" loext:opacity="100%" officeooo:rsid="0036be89" officeooo:paragraph-rsid="0036be89"/>
    </style:style>
    <style:style style:name="P56" style:family="paragraph" style:parent-style-name="Normal" style:list-style-name="L4">
      <style:text-properties fo:color="#000000" loext:opacity="100%" officeooo:rsid="0036be89" officeooo:paragraph-rsid="00380376"/>
    </style:style>
    <style:style style:name="P57" style:family="paragraph" style:parent-style-name="Normal" style:list-style-name="L4">
      <style:text-properties fo:color="#000000" loext:opacity="100%" officeooo:rsid="0036be89" officeooo:paragraph-rsid="00388821"/>
    </style:style>
    <style:style style:name="P58" style:family="paragraph" style:parent-style-name="Normal" style:list-style-name="L4">
      <style:text-properties fo:color="#000000" loext:opacity="100%" officeooo:rsid="0036be89" officeooo:paragraph-rsid="003c0701"/>
    </style:style>
    <style:style style:name="P59" style:family="paragraph" style:parent-style-name="Normal" style:list-style-name="L4">
      <style:text-properties fo:color="#000000" loext:opacity="100%" officeooo:rsid="0036be89" officeooo:paragraph-rsid="0041c964"/>
    </style:style>
    <style:style style:name="P60" style:family="paragraph" style:parent-style-name="Normal" style:list-style-name="L4">
      <style:text-properties fo:color="#000000" loext:opacity="100%" officeooo:rsid="0036be89" officeooo:paragraph-rsid="004389f5"/>
    </style:style>
    <style:style style:name="P61" style:family="paragraph" style:parent-style-name="Normal" style:list-style-name="L4">
      <style:text-properties fo:color="#000000" loext:opacity="100%" officeooo:rsid="0036be89" officeooo:paragraph-rsid="0049478e"/>
    </style:style>
    <style:style style:name="P62" style:family="paragraph" style:parent-style-name="Normal" style:list-style-name="L4">
      <style:text-properties fo:color="#000000" loext:opacity="100%" officeooo:rsid="0036be89" officeooo:paragraph-rsid="004f1a60"/>
    </style:style>
    <style:style style:name="P63" style:family="paragraph" style:parent-style-name="Normal" style:list-style-name="L4">
      <style:text-properties fo:color="#000000" loext:opacity="100%" officeooo:rsid="0036be89" officeooo:paragraph-rsid="004f5ea2"/>
    </style:style>
    <style:style style:name="P64" style:family="paragraph" style:parent-style-name="Normal" style:list-style-name="L6">
      <style:text-properties fo:color="#000000" loext:opacity="100%" officeooo:rsid="0036be89" officeooo:paragraph-rsid="003c0701"/>
    </style:style>
    <style:style style:name="P65" style:family="paragraph" style:parent-style-name="Normal" style:list-style-name="L5">
      <style:text-properties fo:color="#000000" loext:opacity="100%" officeooo:rsid="0040190d" officeooo:paragraph-rsid="0040190d"/>
    </style:style>
    <style:style style:name="P66" style:family="paragraph" style:parent-style-name="Normal">
      <style:text-properties fo:color="#000000" loext:opacity="100%" officeooo:rsid="002b83ce" officeooo:paragraph-rsid="003c0701"/>
    </style:style>
    <style:style style:name="P67" style:family="paragraph" style:parent-style-name="Normal" style:list-style-name="L3">
      <style:text-properties officeooo:rsid="001d31cb" officeooo:paragraph-rsid="001d31cb"/>
    </style:style>
    <style:style style:name="P68" style:family="paragraph" style:parent-style-name="Normal" style:list-style-name="L3">
      <style:text-properties officeooo:rsid="001d6b88" officeooo:paragraph-rsid="001d6b88"/>
    </style:style>
    <style:style style:name="P69" style:family="paragraph" style:parent-style-name="Normal" style:list-style-name="L3">
      <style:text-properties officeooo:rsid="001dab7d" officeooo:paragraph-rsid="001dab7d"/>
    </style:style>
    <style:style style:name="P70" style:family="paragraph" style:parent-style-name="Normal" style:list-style-name="L4"/>
    <style:style style:name="P71" style:family="paragraph" style:parent-style-name="Normal" style:list-style-name="L4">
      <style:text-properties officeooo:paragraph-rsid="00388821"/>
    </style:style>
    <style:style style:name="P72" style:family="paragraph" style:parent-style-name="Normal" style:list-style-name="L4">
      <style:text-properties officeooo:paragraph-rsid="003c0701"/>
    </style:style>
    <style:style style:name="P73" style:family="paragraph" style:parent-style-name="Normal" style:list-style-name="L4">
      <style:text-properties officeooo:paragraph-rsid="0049478e"/>
    </style:style>
    <style:style style:name="P74" style:family="paragraph" style:parent-style-name="Normal" style:list-style-name="L4">
      <style:text-properties officeooo:paragraph-rsid="004f1a60"/>
    </style:style>
    <style:style style:name="P75" style:family="paragraph" style:parent-style-name="Normal" style:list-style-name="L4">
      <style:text-properties officeooo:paragraph-rsid="004f5ea2"/>
    </style:style>
    <style:style style:name="P76" style:family="paragraph" style:parent-style-name="Normal" style:list-style-name="L4">
      <style:text-properties officeooo:rsid="0041c964" officeooo:paragraph-rsid="0041c964"/>
    </style:style>
    <style:style style:name="P77" style:family="paragraph" style:parent-style-name="Normal" style:list-style-name="L4">
      <style:text-properties officeooo:rsid="0041c964" officeooo:paragraph-rsid="0044be9a"/>
    </style:style>
    <style:style style:name="P78" style:family="paragraph" style:parent-style-name="Normal">
      <style:text-properties fo:color="#c9211e" loext:opacity="100%" style:font-name="Calibri3" fo:font-size="12pt" style:text-underline-style="none" fo:font-weight="bold" officeooo:rsid="0049478e" officeooo:paragraph-rsid="0049478e" style:font-size-asian="12pt" style:font-weight-asian="bold" style:font-weight-complex="bold"/>
    </style:style>
    <style:style style:name="P79" style:family="paragraph" style:parent-style-name="Normal">
      <style:text-properties fo:color="#c9211e" loext:opacity="100%" fo:font-style="italic" officeooo:rsid="0023edea" officeooo:paragraph-rsid="0023edea" style:font-style-asian="italic" style:font-style-complex="italic"/>
    </style:style>
    <style:style style:name="P80" style:family="paragraph" style:parent-style-name="Normal">
      <style:text-properties fo:color="#c9211e" loext:opacity="100%" fo:font-style="italic" officeooo:rsid="0052fbfc" officeooo:paragraph-rsid="0052fbfc" style:font-style-asian="italic" style:font-style-complex="italic"/>
    </style:style>
    <style:style style:name="P81" style:family="paragraph" style:parent-style-name="Normal">
      <style:text-properties fo:color="#c9211e" loext:opacity="100%" fo:font-weight="bold" officeooo:rsid="0054077b" officeooo:paragraph-rsid="0054077b" style:font-weight-asian="bold" style:font-weight-complex="bold"/>
    </style:style>
    <style:style style:name="P82" style:family="paragraph">
      <loext:graphic-properties draw:fill-color="#0a6d56"/>
      <style:paragraph-properties style:writing-mode="lr-tb"/>
      <style:text-properties fo:font-size="12pt"/>
    </style:style>
    <style:style style:name="P83" style:family="paragraph">
      <style:paragraph-properties fo:margin-left="0cm" fo:margin-right="0.7cm" fo:margin-top="0.101cm" fo:margin-bottom="0cm" fo:line-height="100%" fo:text-align="end" fo:text-indent="0cm" style:text-autospace="ideograph-alpha" style:punctuation-wrap="simple" style:line-break="strict" loext:tab-stop-distance="0cm" style:writing-mode="lr-tb">
        <style:tab-stops/>
      </style:paragraph-properties>
      <style:text-properties fo:hyphenate="false" loext:hyphenation-no-caps="false"/>
    </style:style>
    <style:style style:name="P84" style:family="paragraph">
      <loext:graphic-properties draw:fill="none" draw:fill-color="#ffffff"/>
      <style:paragraph-properties fo:margin-left="0cm" fo:margin-right="0.7cm" fo:margin-top="0.101cm" fo:margin-bottom="0cm" fo:line-height="100%" fo:text-align="end" fo:text-indent="0cm" style:text-autospace="ideograph-alpha" style:punctuation-wrap="simple"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Calibri1" fo:font-size="12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italic" style:font-weight-asian="normal" style:font-name-complex="Arial1" style:font-size-complex="12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P85" style:family="paragraph">
      <loext:graphic-properties draw:fill-color="#0a6d56"/>
      <style:paragraph-properties style:writing-mode="lr-tb"/>
    </style:style>
    <style:style style:name="P86" style:family="paragraph">
      <loext:graphic-properties draw:fill="none"/>
      <style:paragraph-properties fo:text-align="start"/>
      <style:text-properties fo:font-size="18pt"/>
    </style:style>
    <style:style style:name="T1" style:family="text">
      <style:text-properties fo:color="#ffffff" loext:opacity="100%" style:text-outline="false" style:text-line-through-style="none" style:text-line-through-type="none" style:font-name="Calibri" fo:font-size="22pt" fo:letter-spacing="normal" fo:font-style="normal" fo:text-shadow="none" style:text-underline-style="none" fo:font-weight="bold" officeooo:rsid="000e0799" style:letter-kerning="true" style:font-size-asian="22pt" style:font-style-asian="normal" style:font-weight-asian="bold" style:font-style-complex="italic" style:font-weight-complex="normal" style:text-emphasize="none"/>
    </style:style>
    <style:style style:name="T2" style:family="text">
      <style:text-properties fo:color="#0a6d56" loext:opacity="100%" style:font-name="Calibri1" fo:font-size="17pt" fo:font-style="normal" officeooo:rsid="001fc3dc" style:font-size-asian="17pt" style:font-style-asian="normal" style:font-size-complex="17pt" style:font-style-complex="normal"/>
    </style:style>
    <style:style style:name="T3" style:family="text">
      <style:text-properties fo:color="#0a6d56" loext:opacity="100%" style:font-name="Calibri1" fo:font-size="17pt" fo:font-style="normal" officeooo:rsid="000e0799" style:font-size-asian="17pt" style:font-style-asian="normal" style:font-size-complex="17pt" style:font-style-complex="normal"/>
    </style:style>
    <style:style style:name="T4" style:family="text">
      <style:text-properties fo:color="#0a6d56" loext:opacity="100%" style:font-name="Calibri1" fo:font-size="17pt" fo:font-style="italic" officeooo:rsid="000e0799" style:font-size-asian="17pt" style:font-style-asian="italic" style:font-size-complex="17pt" style:font-style-complex="italic"/>
    </style:style>
    <style:style style:name="T5" style:family="text">
      <style:text-properties officeooo:rsid="0018c339"/>
    </style:style>
    <style:style style:name="T6" style:family="text">
      <style:text-properties fo:font-style="italic" style:font-style-asian="italic" style:font-style-complex="italic"/>
    </style:style>
    <style:style style:name="T7" style:family="text">
      <style:text-properties fo:font-style="italic" officeooo:rsid="001b0302"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c91af" style:font-style-asian="normal" style:font-style-complex="normal"/>
    </style:style>
    <style:style style:name="T10" style:family="text">
      <style:text-properties fo:color="#000000" loext:opacity="100%" style:font-name="Calibri3" fo:font-size="12pt" fo:font-style="normal" style:text-underline-style="none" fo:font-weight="normal" style:font-size-asian="12pt" style:font-style-asian="normal" style:font-weight-asian="normal" style:font-style-complex="normal" style:font-weight-complex="normal"/>
    </style:style>
    <style:style style:name="T11" style:family="text">
      <style:text-properties fo:color="#000000" loext:opacity="100%" style:font-name="Calibri3" fo:font-size="12pt" fo:font-style="normal" style:text-underline-style="none" fo:font-weight="normal" officeooo:rsid="001ce5fe" style:font-size-asian="12pt" style:font-style-asian="normal" style:font-weight-asian="normal" style:font-style-complex="normal" style:font-weight-complex="normal"/>
    </style:style>
    <style:style style:name="T12" style:family="text">
      <style:text-properties fo:color="#000000" loext:opacity="100%" style:font-name="Calibri3" fo:font-size="12pt" fo:font-style="normal" style:text-underline-style="none" fo:font-weight="normal" officeooo:rsid="001d6b88" style:font-size-asian="12pt" style:font-style-asian="normal" style:font-weight-asian="normal" style:font-style-complex="normal" style:font-weight-complex="normal"/>
    </style:style>
    <style:style style:name="T13" style:family="text">
      <style:text-properties fo:color="#000000" loext:opacity="100%" style:font-name="Calibri3" fo:font-size="12pt" fo:font-style="normal" style:text-underline-style="none" fo:font-weight="normal" officeooo:rsid="001dab7d" style:font-size-asian="12pt" style:font-style-asian="normal" style:font-weight-asian="normal" style:font-style-complex="normal" style:font-weight-complex="normal"/>
    </style:style>
    <style:style style:name="T14" style:family="text">
      <style:text-properties fo:color="#000000" loext:opacity="100%" style:font-name="Calibri3" fo:font-size="12pt" fo:font-style="normal" style:text-underline-style="none" fo:font-weight="normal" officeooo:rsid="001efc04" style:font-size-asian="12pt" style:font-style-asian="normal" style:font-weight-asian="normal" style:font-style-complex="normal" style:font-weight-complex="normal"/>
    </style:style>
    <style:style style:name="T15" style:family="text">
      <style:text-properties fo:color="#000000" loext:opacity="100%" style:font-name="Calibri3" fo:font-size="12pt" fo:font-style="normal" style:text-underline-style="none" fo:font-weight="normal" officeooo:rsid="0020d710" style:font-size-asian="12pt" style:font-style-asian="normal" style:font-weight-asian="normal" style:font-style-complex="normal" style:font-weight-complex="normal"/>
    </style:style>
    <style:style style:name="T16" style:family="text">
      <style:text-properties fo:color="#000000" loext:opacity="100%" style:font-name="Calibri3" fo:font-size="12pt" style:text-underline-style="none" fo:font-weight="normal" style:font-size-asian="12pt" style:font-weight-asian="normal" style:font-weight-complex="normal"/>
    </style:style>
    <style:style style:name="T17" style:family="text">
      <style:text-properties fo:color="#000000" loext:opacity="100%" style:font-name="Calibri3" fo:font-size="12pt" style:text-underline-style="none" fo:font-weight="normal" officeooo:rsid="002d643e" style:font-size-asian="12pt" style:font-weight-asian="normal" style:font-weight-complex="normal"/>
    </style:style>
    <style:style style:name="T18" style:family="text">
      <style:text-properties fo:color="#000000" loext:opacity="100%" style:font-name="Calibri3" fo:font-size="12pt" style:text-underline-style="none" fo:font-weight="normal" officeooo:rsid="00246649" style:font-size-asian="12pt" style:font-weight-asian="normal" style:font-weight-complex="normal"/>
    </style:style>
    <style:style style:name="T19" style:family="text">
      <style:text-properties fo:color="#000000" loext:opacity="100%" style:font-name="Calibri3" fo:font-size="12pt" style:text-underline-style="none" fo:font-weight="normal" officeooo:rsid="002f611d" style:font-size-asian="12pt" style:font-weight-asian="normal" style:font-weight-complex="normal"/>
    </style:style>
    <style:style style:name="T20" style:family="text">
      <style:text-properties fo:color="#000000" loext:opacity="100%" style:font-name="Calibri3" fo:font-size="12pt" style:text-underline-style="none" fo:font-weight="normal" officeooo:rsid="00327ba8" style:font-size-asian="12pt" style:font-weight-asian="normal" style:font-weight-complex="normal"/>
    </style:style>
    <style:style style:name="T21" style:family="text">
      <style:text-properties fo:color="#000000" loext:opacity="100%" style:font-name="Calibri3" fo:font-size="12pt" style:text-underline-style="none" fo:font-weight="normal" officeooo:rsid="0036be89" style:font-size-asian="12pt" style:font-weight-asian="normal" style:font-weight-complex="normal"/>
    </style:style>
    <style:style style:name="T22" style:family="text">
      <style:text-properties fo:color="#000000" loext:opacity="100%" style:font-name="Calibri3" fo:font-size="12pt" style:text-underline-style="none" fo:font-weight="normal" officeooo:rsid="00380376" style:font-size-asian="12pt" style:font-weight-asian="normal" style:font-weight-complex="normal"/>
    </style:style>
    <style:style style:name="T23" style:family="text">
      <style:text-properties fo:color="#000000" loext:opacity="100%" style:font-name="Calibri3" fo:font-size="12pt" style:text-underline-style="none" fo:font-weight="normal" officeooo:rsid="00388821" style:font-size-asian="12pt" style:font-weight-asian="normal" style:font-weight-complex="normal"/>
    </style:style>
    <style:style style:name="T24" style:family="text">
      <style:text-properties fo:color="#000000" loext:opacity="100%" style:font-name="Calibri3" fo:font-size="12pt" style:text-underline-style="none" fo:font-weight="normal" officeooo:rsid="0040190d" style:font-size-asian="12pt" style:font-weight-asian="normal" style:font-weight-complex="normal"/>
    </style:style>
    <style:style style:name="T25" style:family="text">
      <style:text-properties fo:color="#000000" loext:opacity="100%" style:font-name="Calibri3" fo:font-size="12pt" style:text-underline-style="none" fo:font-weight="normal" officeooo:rsid="0044be9a" style:font-size-asian="12pt" style:font-weight-asian="normal" style:font-weight-complex="normal"/>
    </style:style>
    <style:style style:name="T26" style:family="text">
      <style:text-properties fo:color="#000000" loext:opacity="100%" style:font-name="Calibri3" fo:font-size="12pt" style:text-underline-style="none" fo:font-weight="normal" officeooo:rsid="00451e46" style:font-size-asian="12pt" style:font-weight-asian="normal" style:font-weight-complex="normal"/>
    </style:style>
    <style:style style:name="T27" style:family="text">
      <style:text-properties fo:color="#000000" loext:opacity="100%" style:font-name="Calibri3" fo:font-size="12pt" style:text-underline-style="none" fo:font-weight="normal" officeooo:rsid="0049478e" style:font-size-asian="12pt" style:font-weight-asian="normal" style:font-weight-complex="normal"/>
    </style:style>
    <style:style style:name="T28" style:family="text">
      <style:text-properties fo:color="#000000" loext:opacity="100%" style:font-name="Calibri3" fo:font-size="12pt" style:text-underline-style="none" fo:font-weight="normal" officeooo:rsid="004f1a60" style:font-size-asian="12pt" style:font-weight-asian="normal" style:font-weight-complex="normal"/>
    </style:style>
    <style:style style:name="T29" style:family="text">
      <style:text-properties fo:color="#000000" loext:opacity="100%" style:font-name="Calibri3" fo:font-size="12pt" style:text-underline-style="none" fo:font-weight="bold" officeooo:rsid="0036be89" style:font-size-asian="12pt" style:font-weight-asian="bold" style:font-weight-complex="bold"/>
    </style:style>
    <style:style style:name="T30" style:family="text">
      <style:text-properties fo:color="#000000" loext:opacity="100%" officeooo:rsid="0036be89"/>
    </style:style>
    <style:style style:name="T31" style:family="text">
      <style:text-properties officeooo:rsid="002240d4"/>
    </style:style>
    <style:style style:name="T32" style:family="text">
      <style:text-properties style:font-name="Calibri3" fo:font-size="12pt" style:text-underline-style="none" fo:font-weight="normal" style:font-size-asian="12pt" style:font-weight-asian="normal" style:font-weight-complex="normal"/>
    </style:style>
    <style:style style:name="T33" style:family="text">
      <style:text-properties style:font-name="Calibri3" fo:font-size="12pt" style:text-underline-style="none" fo:font-weight="normal" officeooo:rsid="002d643e" style:font-size-asian="12pt" style:font-weight-asian="normal" style:font-weight-complex="normal"/>
    </style:style>
    <style:style style:name="T34" style:family="text">
      <style:text-properties style:font-name="Calibri3" fo:font-size="12pt" style:text-underline-style="none" fo:font-weight="normal" officeooo:rsid="0031d639" style:font-size-asian="12pt" style:font-weight-asian="normal" style:font-weight-complex="normal"/>
    </style:style>
    <style:style style:name="T35" style:family="text">
      <style:text-properties style:font-name="Calibri3" fo:font-size="12pt" style:text-underline-style="none" fo:font-weight="normal" officeooo:rsid="0033d8dd" style:font-size-asian="12pt" style:font-weight-asian="normal" style:font-weight-complex="normal"/>
    </style:style>
    <style:style style:name="T36" style:family="text">
      <style:text-properties style:font-name="Calibri3" fo:font-size="12pt" style:text-underline-style="none" fo:font-weight="normal" officeooo:rsid="00380376" style:font-size-asian="12pt" style:font-weight-asian="normal" style:font-weight-complex="normal"/>
    </style:style>
    <style:style style:name="T37" style:family="text">
      <style:text-properties style:font-name="Calibri3" fo:font-size="12pt" style:text-underline-style="none" fo:font-weight="normal" officeooo:rsid="00388821" style:font-size-asian="12pt" style:font-weight-asian="normal" style:font-weight-complex="normal"/>
    </style:style>
    <style:style style:name="T38" style:family="text">
      <style:text-properties style:font-name="Calibri3" fo:font-size="12pt" style:text-underline-style="none" fo:font-weight="normal" officeooo:rsid="003a1af0" style:font-size-asian="12pt" style:font-weight-asian="normal" style:font-weight-complex="normal"/>
    </style:style>
    <style:style style:name="T39" style:family="text">
      <style:text-properties style:font-name="Calibri3" fo:font-size="12pt" style:text-underline-style="none" fo:font-weight="normal" officeooo:rsid="003bfae1" style:font-size-asian="12pt" style:font-weight-asian="normal" style:font-weight-complex="normal"/>
    </style:style>
    <style:style style:name="T40" style:family="text">
      <style:text-properties style:font-name="Calibri3" fo:font-size="12pt" style:text-underline-style="none" fo:font-weight="normal" officeooo:rsid="003e5306" style:font-size-asian="12pt" style:font-weight-asian="normal" style:font-weight-complex="normal"/>
    </style:style>
    <style:style style:name="T41" style:family="text">
      <style:text-properties style:font-name="Calibri3" fo:font-size="12pt" style:text-underline-style="none" fo:font-weight="normal" officeooo:rsid="0040190d" style:font-size-asian="12pt" style:font-weight-asian="normal" style:font-weight-complex="normal"/>
    </style:style>
    <style:style style:name="T42" style:family="text">
      <style:text-properties style:font-name="Calibri3" fo:font-size="12pt" style:text-underline-style="none" fo:font-weight="normal" officeooo:rsid="0041c964" style:font-size-asian="12pt" style:font-weight-asian="normal" style:font-weight-complex="normal"/>
    </style:style>
    <style:style style:name="T43" style:family="text">
      <style:text-properties style:font-name="Calibri3" fo:font-size="12pt" style:text-underline-style="none" fo:font-weight="normal" officeooo:rsid="0044be9a" style:font-size-asian="12pt" style:font-weight-asian="normal" style:font-weight-complex="normal"/>
    </style:style>
    <style:style style:name="T44" style:family="text">
      <style:text-properties style:font-name="Calibri3" fo:font-size="12pt" style:text-underline-style="none" fo:font-weight="normal" officeooo:rsid="00451e46" style:font-size-asian="12pt" style:font-weight-asian="normal" style:font-weight-complex="normal"/>
    </style:style>
    <style:style style:name="T45" style:family="text">
      <style:text-properties style:font-name="Calibri3" fo:font-size="12pt" style:text-underline-style="none" fo:font-weight="normal" officeooo:rsid="0047c65f" style:font-size-asian="12pt" style:font-weight-asian="normal" style:font-weight-complex="normal"/>
    </style:style>
    <style:style style:name="T46" style:family="text">
      <style:text-properties style:font-name="Calibri3" fo:font-size="12pt" style:text-underline-style="none" fo:font-weight="normal" officeooo:rsid="0049478e" style:font-size-asian="12pt" style:font-weight-asian="normal" style:font-weight-complex="normal"/>
    </style:style>
    <style:style style:name="T47" style:family="text">
      <style:text-properties style:font-name="Calibri3" fo:font-size="12pt" style:text-underline-style="none" fo:font-weight="normal" officeooo:rsid="004f5ea2" style:font-size-asian="12pt" style:font-weight-asian="normal" style:font-weight-complex="normal"/>
    </style:style>
    <style:style style:name="T48" style:family="text">
      <style:text-properties style:font-name="Calibri3" fo:font-size="12pt" style:text-underline-style="none" fo:font-weight="normal" officeooo:rsid="004fe358" style:font-size-asian="12pt" style:font-weight-asian="normal" style:font-weight-complex="normal"/>
    </style:style>
    <style:style style:name="T49" style:family="text">
      <style:text-properties style:font-name="Calibri3" fo:font-size="12pt" style:text-underline-style="none" fo:font-weight="bold" officeooo:rsid="0047c65f" style:font-size-asian="12pt" style:font-weight-asian="bold" style:font-weight-complex="bold"/>
    </style:style>
    <style:style style:name="T50" style:family="text">
      <style:text-properties fo:color="#c9211e" loext:opacity="100%" officeooo:rsid="00246649"/>
    </style:style>
    <style:style style:name="T51" style:family="text">
      <style:text-properties fo:color="#c9211e" loext:opacity="100%" style:font-name="Calibri3" fo:font-size="12pt" style:text-underline-style="none" fo:font-weight="bold" officeooo:rsid="0049478e" style:font-size-asian="12pt" style:font-weight-asian="bold" style:font-weight-complex="bold"/>
    </style:style>
    <style:style style:name="T52" style:family="text">
      <style:text-properties fo:color="#c9211e" loext:opacity="100%" fo:font-weight="bold" officeooo:rsid="004b5a15" style:font-weight-asian="bold" style:font-weight-complex="bold"/>
    </style:style>
    <style:style style:name="T53" style:family="text">
      <style:text-properties officeooo:rsid="0025830b"/>
    </style:style>
    <style:style style:name="T54" style:family="text">
      <style:text-properties officeooo:rsid="002f611d"/>
    </style:style>
    <style:style style:name="T55" style:family="text">
      <style:text-properties officeooo:rsid="0035782d"/>
    </style:style>
    <style:style style:name="T56" style:family="text">
      <style:text-properties officeooo:rsid="00380376"/>
    </style:style>
    <style:style style:name="T57" style:family="text">
      <style:text-properties officeooo:rsid="0039b2ec"/>
    </style:style>
    <style:style style:name="T58" style:family="text">
      <style:text-properties officeooo:rsid="003e5306"/>
    </style:style>
    <style:style style:name="T59" style:family="text">
      <style:text-properties officeooo:rsid="003e5606"/>
    </style:style>
    <style:style style:name="T60" style:family="text">
      <style:text-properties officeooo:rsid="00466fc7"/>
    </style:style>
    <style:style style:name="T61" style:family="text">
      <style:text-properties officeooo:rsid="0047ad44"/>
    </style:style>
    <style:style style:name="T62" style:family="text">
      <style:text-properties officeooo:rsid="0049478e"/>
    </style:style>
    <style:style style:name="T63" style:family="text">
      <style:text-properties officeooo:rsid="00494fdc"/>
    </style:style>
    <style:style style:name="T64" style:family="text">
      <style:text-properties officeooo:rsid="004f5ea2"/>
    </style:style>
    <style:style style:name="T65" style:family="text">
      <style:text-properties officeooo:rsid="0050fc01"/>
    </style:style>
    <style:style style:name="T66" style:family="text">
      <style:text-properties officeooo:rsid="0055572a"/>
    </style:style>
    <style:style style:name="T67" style:family="text">
      <style:text-properties officeooo:rsid="0056b668"/>
    </style:style>
    <style:style style:name="T68" style:family="text">
      <style:text-properties fo:font-variant="normal" fo:text-transform="none" fo:color="#ffffff" loext:opacity="100%" style:text-outline="false" style:text-line-through-style="none" style:text-line-through-type="none" style:text-position="0% 100%" style:font-name="Calibri1" fo:font-size="12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italic" style:font-weight-asian="normal" style:font-name-complex="Arial1" style:font-size-complex="12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0a6d56" draw:textarea-horizontal-align="justify" draw:textarea-vertical-align="middle" draw:auto-grow-height="false" fo:min-height="0.199cm" fo:min-width="21.001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cm" svg:stroke-color="#ffffff" draw:fill="none" draw:fill-color="#ffffff" draw:textarea-vertical-align="middle" fo:min-height="2.7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cm" svg:stroke-color="#ff0000" draw:fill-color="#0a6d56" draw:textarea-horizontal-align="justify" draw:textarea-vertical-align="middle" draw:auto-grow-height="false" fo:min-height="2.701cm" fo:min-width="21.001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parent-style-name="Frame">
      <style:graphic-properties draw:stroke="none" svg:stroke-width="0.026cm" draw:stroke-linejoin="miter" draw:fill="none" draw:textarea-vertical-align="middle" draw:auto-grow-height="false" fo:min-height="2.247cm" fo:min-width="1.993cm" fo:padding-top="0.127cm" fo:padding-bottom="0.127cm" fo:padding-left="0.254cm" fo:padding-right="0.254cm" fo:wrap-option="wrap" loext:decorative="false" fo:margin-left="0.318cm" fo:margin-right="0.318cm" fo:margin-top="0.125cm" fo:margin-bottom="0.12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width="0.026cm" draw:stroke-linejoin="miter" draw:fill="none" draw:textarea-vertical-align="middle" draw:auto-grow-height="false" fo:min-height="2.247cm" fo:min-width="1.993cm" fo:padding-top="0.127cm" fo:padding-bottom="0.127cm" fo:padding-left="0.254cm" fo:padding-right="0.254cm" fo:wrap-option="wrap" loext:decorative="false" fo:margin-left="0.318cm" fo:margin-right="0.318cm" fo:margin-top="0.125cm" fo:margin-bottom="0.12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color="#0a6d56" draw:textarea-horizontal-align="justify" draw:textarea-vertical-align="middle" draw:auto-grow-height="false" fo:min-height="2.499cm" fo:min-width="2.499cm"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parent-style-name="Frame">
      <style:graphic-properties draw:stroke="none" svg:stroke-width="0.026cm" draw:stroke-linejoin="miter" draw:fill="none" draw:textarea-vertical-align="middle" draw:auto-grow-height="false" fo:min-height="2.247cm" fo:min-width="17.993cm" fo:padding-top="0.127cm" fo:padding-bottom="0.127cm" fo:padding-left="0.254cm" fo:padding-right="0.254cm" fo:wrap-option="wrap" loext:decorative="false" fo:margin-left="0.318cm" fo:margin-right="0.318cm" fo:margin-top="0.125cm" fo:margin-bottom="0.129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8" style:family="graphic">
      <style:graphic-properties draw:stroke="none" svg:stroke-width="0.026cm" draw:stroke-linejoin="miter" draw:fill="none" draw:textarea-vertical-align="middle" draw:auto-grow-height="false" fo:min-height="2.247cm" fo:min-width="17.993cm" fo:padding-top="0.127cm" fo:padding-bottom="0.127cm" fo:padding-left="0.254cm" fo:padding-right="0.254cm" fo:wrap-option="wrap" loext:decorative="false" fo:margin-left="0.318cm" fo:margin-right="0.318cm" fo:margin-top="0.125cm" fo:margin-bottom="0.129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2"><text:bookmark-start text:name="__RefHeading___Toc1874_3262459835"/>Méthode Computationnelles<text:bookmark-end text:name="__RefHeading___Toc1874_3262459835"/></text:h>
      <text:h text:style-name="P18" text:outline-level="4"><text:bookmark-start text:name="__RefHeading___Toc1951_3262459835"/>Projet<text:bookmark-end text:name="__RefHeading___Toc1951_3262459835"/></text:h>
      <text:h text:style-name="P6" text:outline-level="4"><text:bookmark-start text:name="__RefHeading___Toc2293_3262459835 Copie 1"/>Problème du voyageur de commerce<text:bookmark-end text:name="__RefHeading___Toc2293_3262459835 Copie 1"/></text:h>
      <text:p text:style-name="P4"/>
      <text:h text:style-name="P7" text:outline-level="4"><text:bookmark-start text:name="__RefHeading___Toc2293_3262459835"/>Analyse du problème<text:bookmark-end text:name="__RefHeading___Toc2293_3262459835"/></text:h>
      <text:p text:style-name="P19"/>
      <text:p text:style-name="P19">Le problème du voyageur de commerce nous met fasse à, comme son nom l’indique, un voyageur de commerce, qui doit voyageur entre plusieurs villes pour affaire, et qui souhaite optimiser son trajet.</text:p>
      <text:p text:style-name="P19">Le problème peut avoir plusieurs paramètres, tel que le nombre de ville<text:span text:style-name="T5">s</text:span> à visiter, et leurs position.</text:p>
      <text:p text:style-name="P20">L’objectif est de minimiser le coût (ici la distance parcourue) de son voyage.</text:p>
      <text:p text:style-name="P20"/>
      <text:h text:style-name="P22" text:outline-level="4">Solutions mises en œuvre</text:h>
      <text:p text:style-name="P21"/>
      <text:p text:style-name="P21">Un algorithme déterministe pourrait résoudre ce problème, mais ça complexité <text:span text:style-name="T6">O(n!</text:span><text:span text:style-name="T7">)</text:span><text:span text:style-name="T8">, avec </text:span><text:span text:style-name="T6">n </text:span><text:span text:style-name="T8">étant le nombre de villes. </text:span><text:span text:style-name="T9">Cette complexité rend inenvisageable le calcul rapide d’un trajet avec un nombre élevé de villes.</text:span></text:p>
      <text:p text:style-name="P21"><text:span text:style-name="T9"/></text:p>
      <text:p text:style-name="P42">Le choix d’un algorithme d’approximation s’impose donc, contrairement au déterministe, il ne garanti pas de trouver la meilleure solution, mais il permet de trouver l’une des meilleures, pour une complexité bien moindre. Dans notre cas, l’adoption d’une solution approchée de l’optimale est envisageable.</text:p>
      <text:p text:style-name="P23"><text:span text:style-name="T8"/></text:p>
      <text:p text:style-name="P23"><text:span text:style-name="T8">Nous allons ici utilisé un </text:span><text:span text:style-name="T10">système immunitaire artificiel (SIA, ou AIS en anglais), utilisant un algorithme par sélection clonale.</text:span></text:p>
      <text:p text:style-name="P23"><text:span text:style-name="T10"/></text:p>
      <text:p text:style-name="P14">Cette algorithme fonctionne d’une manière simple :</text:p>
      <text:list text:style-name="L1">
        <text:list-item>
          <text:p text:style-name="P48">Génération de N anti-corps avec une solution,</text:p>
        </text:list-item>
        <text:list-item>
          <text:p text:style-name="P48">Sélection des meilleurs anti-corps (ceux au coût le moins élevé),</text:p>
        </text:list-item>
        <text:list-item>
          <text:p text:style-name="P48">Clonage des meilleurs anti-corps,</text:p>
        </text:list-item>
        <text:list-item>
          <text:p text:style-name="P48">Mutation des clones,</text:p>
        </text:list-item>
        <text:list-item>
          <text:p text:style-name="P48">Sélection des meilleurs anti-corps et clones mutés confondus,</text:p>
        </text:list-item>
        <text:list-item>
          <text:p text:style-name="P48">Mutation des moins bons / Remplacement des moins bons,</text:p>
        </text:list-item>
        <text:list-item>
          <text:p text:style-name="P49">Recommencement / Fin.</text:p>
        </text:list-item>
      </text:list>
      <text:p text:style-name="P24"><text:span text:style-name="T10"/></text:p>
      <text:p text:style-name="P25"><text:span text:style-name="T10">Nous pouvons ainsi </text:span><text:span text:style-name="T11">faire vari</text:span><text:span text:style-name="T15">er </text:span><text:span text:style-name="T11">plusieurs paramètres :</text:span></text:p>
      <text:list text:style-name="L2">
        <text:list-item>
          <text:p text:style-name="P50">Le nombre de générations (de cycle ci-dessus),</text:p>
        </text:list-item>
      </text:list>
      <text:list text:style-name="L3">
        <text:list-item>
          <text:p text:style-name="P51">Le nombre d’anti-corps,</text:p>
        </text:list-item>
        <text:list-item>
          <text:p text:style-name="P52">Le pourcentage des meilleurs anti-corps à cloner,</text:p>
        </text:list-item>
        <text:list-item>
          <text:p text:style-name="P67"><text:span text:style-name="T10">Le pourcentage des pire anti-corps à </text:span><text:span text:style-name="T12">remplacer</text:span><text:span text:style-name="T10">,</text:span></text:p>
        </text:list-item>
        <text:list-item>
          <text:p text:style-name="P53"><text:soft-page-break/>Le fréquence de remplacement des pires anti-corps,</text:p>
        </text:list-item>
        <text:list-item>
          <text:p text:style-name="P68"><text:span text:style-name="T10">La méthode de </text:span><text:span text:style-name="T13">mutation (mutation par échange de deux villes, par inversion des villes entre deux, par translation des villes entre deux vers une autre position),</text:span></text:p>
        </text:list-item>
        <text:list-item>
          <text:p text:style-name="P69"><text:span text:style-name="T10">La méthode de sélection (sélection du meilleur entre le clone et sont anti-corps d’origine, sélection des meilleurs anti-c</text:span><text:span text:style-name="T14">orps</text:span><text:span text:style-name="T10"> et c</text:span><text:span text:style-name="T14">lones</text:span><text:span text:style-name="T10"> confondus),</text:span></text:p>
        </text:list-item>
        <text:list-item>
          <text:p text:style-name="P54">Le nombre (maximum) de mutation (nombre fixe, variable en fonction de la position de l’anti-corps au classement des coûts).</text:p>
        </text:list-item>
      </text:list>
      <text:p text:style-name="P26"><text:span text:style-name="T10"/></text:p>
      <text:p text:style-name="P15">Nous cherchons donc à obtenir la combinaison de ces paramètres donnant un coût optimal.</text:p>
      <text:p text:style-name="P27"><text:span text:style-name="T10"/></text:p>
      <text:p text:style-name="P15">Pour notre procédure de recherche, nous allons essayer faire jouer les différents paramètre sur 3 cartes, contenant 30, et 100 villes. Nous testerons ensuite les meilleurs combinaisons de paramètres <text:span text:style-name="T63">trouvées</text:span> sur une carte de 1000 villes. <text:span text:style-name="T52">TODO : et les pires ?</text:span></text:p>
      <text:p text:style-name="P27"/>
      <text:h text:style-name="P28" text:outline-level="4">Analyse des stratégie – <text:span text:style-name="T31">Recherche des meilleurs paramètres</text:span></text:h>
      <text:p text:style-name="Normal"/>
      <text:p text:style-name="P79">Tout les résultats <text:span text:style-name="T32">de</text:span> coût de l’algorithme indiqués si après sont issue<text:span text:style-name="T53">s</text:span> d’une moyenne de 20 tentatives avec les mêmes paramètres.</text:p>
      <text:p text:style-name="P80">L’expression « autres paramètres variés » signifie que les paramètres autre que ceux déjà indiqués sont attribués de manière à représenter un large panel de possibilités. Ces autres paramètres restent les mêmes entre chaque test interne à un paramètre.</text:p>
      <text:p text:style-name="P29"><text:span text:style-name="T50"/></text:p>
      <text:h text:style-name="P39" text:outline-level="4">Nombre d’<text:span text:style-name="T54">anti-corps </text:span><text:span text:style-name="T57">(population)</text:span>:</text:h>
      <text:p text:style-name="P16">Tests avec des tailles de population de 100, 350, et 1000, et les autres paramètres variés :</text:p>
      <text:list text:style-name="L4">
        <text:list-item>
          <text:p text:style-name="P55">1000 : coût de référence (100%)</text:p>
        </text:list-item>
        <text:list-item>
          <text:p text:style-name="P55">350 : 4,29% de coût en plus que 1000</text:p>
        </text:list-item>
        <text:list-item>
          <text:p text:style-name="P55">100 : 6,75% de coût en plus que 1000</text:p>
        </text:list-item>
      </text:list>
      <text:p text:style-name="P35"><text:span text:style-name="T18">Comme on pou</text:span><text:span text:style-name="T21">v</text:span><text:span text:style-name="T18">ait l’imaginer, plus le nombre d’</text:span><text:span text:style-name="T19">anticorps</text:span><text:span text:style-name="T18"> est élevé, plus l</text:span><text:span text:style-name="T17">es coûts obtenues sont bas.</text:span></text:p>
      <text:p text:style-name="P30"><text:span text:style-name="T33">Tests suivants effectués </text:span><text:span text:style-name="T34">avec</text:span><text:span text:style-name="T33"> </text:span><text:span text:style-name="T34">350</text:span><text:span text:style-name="T33"> </text:span><text:span text:style-name="T34">anticorps, nombre moyen, pour garder des résultats imparfait et observer des différences dans les tests suivants</text:span><text:span text:style-name="T33">.</text:span></text:p>
      <text:p text:style-name="P30"><text:span text:style-name="T33"/></text:p>
      <text:h text:style-name="P40" text:outline-level="4">Nombre de génération :</text:h>
      <text:p text:style-name="P17">Tests avec des tailles de population de 100, 350, et 1000, et les autres paramètres variés :</text:p>
      <text:list text:continue-numbering="true" text:style-name="L4">
        <text:list-item>
          <text:p text:style-name="P56">1000 : coût de référence (100%)</text:p>
        </text:list-item>
        <text:list-item>
          <text:p text:style-name="P56">350 : <text:span text:style-name="T36">2,63</text:span>% de coût en plus que 1000</text:p>
        </text:list-item>
        <text:list-item>
          <text:p text:style-name="P70">100 : <text:span text:style-name="T22">25,33</text:span>% de coût en plus que 1000</text:p>
        </text:list-item>
      </text:list>
      <text:p text:style-name="P36"><text:span text:style-name="T16">Comme on pouvait l’imaginer, plus le nombre de génération est élevé, plus l</text:span><text:span text:style-name="T17">es coûts obtenues sont bas.</text:span></text:p>
      <text:p text:style-name="P31"><text:span text:style-name="T33">Tests suivants effectués </text:span><text:span text:style-name="T34">avec</text:span><text:span text:style-name="T33"> </text:span><text:span text:style-name="T34">350</text:span><text:span text:style-name="T33"> </text:span><text:span text:style-name="T35">générations</text:span><text:span text:style-name="T34">, nombre moyen, pour garder des résultats imparfait et observer des différences dans les tests suivants</text:span><text:span text:style-name="T33">.</text:span></text:p>
      <text:p text:style-name="P31"><text:span text:style-name="T33"/></text:p>
      <text:h text:style-name="P41" text:outline-level="4">Nombre de clones :</text:h>
      <text:p text:style-name="P8"><text:soft-page-break/><text:span text:style-name="T55">Tests avec </text:span><text:span text:style-name="T56">les pourcentages de clones par rapport à la population (350) :</text:span><text:span text:style-name="T55"> 2</text:span><text:span text:style-name="T56">5</text:span><text:span text:style-name="T55">, </text:span><text:span text:style-name="T36">50</text:span><text:span text:style-name="T55">, et </text:span><text:span text:style-name="T36">75,</text:span><text:span text:style-name="T55"> et les autres paramètres variés :</text:span></text:p>
      <text:list xml:id="list211750212268581" text:continue-numbering="true" text:style-name="L4">
        <text:list-item>
          <text:p text:style-name="P56"><text:span text:style-name="T36">75%</text:span>: coût de référence (100%)</text:p>
        </text:list-item>
        <text:list-item>
          <text:p text:style-name="P57"><text:span text:style-name="T36">50%</text:span>: <text:span text:style-name="T37">0,02% de coût en plus que 75</text:span><text:span text:style-name="T36">%</text:span></text:p>
        </text:list-item>
        <text:list-item>
          <text:p text:style-name="P71"><text:span text:style-name="T22">25%</text:span>: <text:span text:style-name="T23">4,29% de coût en plus que 75</text:span><text:span text:style-name="T22">%</text:span></text:p>
        </text:list-item>
      </text:list>
      <text:p text:style-name="P11">Plus le nombre d’AC est élevé, <text:span text:style-name="T57">p</text:span>lus la <text:span text:style-name="T57">coût et réduit : Cela s’explique par le fait que le nombre de clone grossit artificiellement la population, entraînant un plus fort nombre de mutations.</text:span></text:p>
      <text:p text:style-name="P32"><text:span text:style-name="T33">Tests suivants effectués </text:span><text:span text:style-name="T34">avec</text:span><text:span text:style-name="T33"> </text:span><text:span text:style-name="T39">45</text:span><text:span text:style-name="T33">% </text:span><text:span text:style-name="T38">de clones</text:span><text:span text:style-name="T34">, pour garder des résultats imparfait et observer des différences dans les tests suivants</text:span><text:span text:style-name="T33">.</text:span></text:p>
      <text:p text:style-name="Normal"/>
      <text:h text:style-name="Sous-Titre_20_Partie" text:outline-level="4">Nombre et fréquence de nouveaux anti-corps :</text:h>
      <text:p text:style-name="P66"><text:span text:style-name="T55">Tests avec </text:span><text:span text:style-name="T59">d</text:span><text:span text:style-name="T58">es fréquences d’injection </text:span><text:span text:style-name="T59">de</text:span><text:span text:style-name="T58"> </text:span><text:span text:style-name="T59">20, 50, 100 </text:span><text:span text:style-name="T58">et</text:span><text:span text:style-name="T55"> </text:span><text:span text:style-name="T56">les pourcentages de </text:span><text:span text:style-name="T58">pires remplacés par des</text:span><text:span text:style-name="T56"> </text:span><text:span text:style-name="T40">nouveaux AC</text:span><text:span text:style-name="T56"> par rapport à la population (350) :</text:span><text:span text:style-name="T55"> 2</text:span><text:span text:style-name="T56">5</text:span><text:span text:style-name="T55">, </text:span><text:span text:style-name="T36">50</text:span><text:span text:style-name="T55">, et </text:span><text:span text:style-name="T36">75,</text:span><text:span text:style-name="T55"> et les autres paramètres variés :</text:span></text:p>
      <text:p text:style-name="P81">TODO : <text:span text:style-name="T67">Refaire en m</text:span>odifi<text:span text:style-name="T67">ant</text:span> les options par 25, 85, 175 <text:span text:style-name="T66">(car population de 300)</text:span></text:p>
      <text:list text:style-name="L5">
        <text:list-item>
          <text:p text:style-name="P65">20 :</text:p>
        </text:list-item>
      </text:list>
      <text:list text:style-name="L6">
        <text:list-item>
          <text:list>
            <text:list-item>
              <text:p text:style-name="P64"><text:span text:style-name="T36">2</text:span><text:span text:style-name="T41">5</text:span><text:span text:style-name="T36">%</text:span>: <text:span text:style-name="T41">0,32</text:span><text:span text:style-name="T37">% de coût en plus que 75</text:span><text:span text:style-name="T36">%</text:span></text:p>
            </text:list-item>
          </text:list>
        </text:list-item>
      </text:list>
      <text:list text:continue-list="list211750212268581" text:style-name="L4">
        <text:list-item>
          <text:list>
            <text:list-item>
              <text:p text:style-name="P58"><text:span text:style-name="T36">50%</text:span>: <text:span text:style-name="T37">0,</text:span><text:span text:style-name="T41">51</text:span><text:span text:style-name="T37">% de coût en plus que 75</text:span><text:span text:style-name="T36">%</text:span></text:p>
            </text:list-item>
            <text:list-item>
              <text:p text:style-name="P72"><text:span text:style-name="T24">75</text:span><text:span text:style-name="T22">%</text:span>: <text:span text:style-name="T21">coût de référence (100%)</text:span></text:p>
            </text:list-item>
          </text:list>
        </text:list-item>
        <text:list-item>
          <text:p text:style-name="P76"><text:span text:style-name="T21">5</text:span><text:span text:style-name="T16">0 :</text:span></text:p>
          <text:list>
            <text:list-item>
              <text:p text:style-name="P59"><text:span text:style-name="T36">2</text:span><text:span text:style-name="T41">5</text:span><text:span text:style-name="T36">%</text:span>: <text:span text:style-name="T41">0,8</text:span><text:span text:style-name="T42">5</text:span><text:span text:style-name="T37">% de coût en plus que 75</text:span><text:span text:style-name="T36">%</text:span></text:p>
            </text:list-item>
            <text:list-item>
              <text:p text:style-name="P59"><text:span text:style-name="T36">50%: </text:span><text:span text:style-name="T37">0,</text:span><text:span text:style-name="T42">87</text:span><text:span text:style-name="T37">% de coût en plus que 75</text:span><text:span text:style-name="T36">%</text:span></text:p>
            </text:list-item>
            <text:list-item>
              <text:p text:style-name="P76"><text:span text:style-name="T24">75</text:span><text:span text:style-name="T22">%</text:span><text:span text:style-name="T16">: </text:span><text:span text:style-name="T21">coût de référence (100%)</text:span></text:p>
            </text:list-item>
          </text:list>
        </text:list-item>
        <text:list-item>
          <text:p text:style-name="P76"><text:span text:style-name="T21">7</text:span><text:span text:style-name="T16">5 :</text:span></text:p>
          <text:list>
            <text:list-item>
              <text:p text:style-name="P60"><text:span text:style-name="T36">2</text:span><text:span text:style-name="T41">5</text:span><text:span text:style-name="T36">%</text:span>: <text:span text:style-name="T32">coût de référence (100%)</text:span></text:p>
            </text:list-item>
            <text:list-item>
              <text:p text:style-name="P59"><text:span text:style-name="T36">50%</text:span>: <text:span text:style-name="T37">0</text:span><text:span text:style-name="T44">,45</text:span><text:span text:style-name="T37">% de coût en plus que </text:span><text:span text:style-name="T43">2</text:span><text:span text:style-name="T37">5</text:span><text:span text:style-name="T36">%</text:span></text:p>
            </text:list-item>
            <text:list-item>
              <text:p text:style-name="P77"><text:span text:style-name="T24">75</text:span><text:span text:style-name="T22">%</text:span><text:span text:style-name="T16">: </text:span><text:span text:style-name="T23">0,</text:span><text:span text:style-name="T26">48</text:span><text:span text:style-name="T23">% de coût en plus que </text:span><text:span text:style-name="T25">2</text:span><text:span text:style-name="T23">5</text:span><text:span text:style-name="T22">%</text:span></text:p>
            </text:list-item>
          </text:list>
        </text:list-item>
      </text:list>
      <text:p text:style-name="P12">Pour ces paramètre, il y a deux tendances qui ce présentes : soit on remplace rarement peu d’AC par des nouveaux, soit on remplace fréquemment beaucoup d’AC par des nouveaux.</text:p>
      <text:p text:style-name="P12">Cette première tendance <text:span text:style-name="T60">permet </text:span><text:span text:style-name="T61">aux moins bons AC d’avoir le temps de beaucoup mutés, pour trouver une meilleure solution.</text:span></text:p>
      <text:p text:style-name="P13">Cette seconde tendance permet aux moins bons AC d’être remplacé fréquemment, et donc d’augmenter la probabilité de trouver une solution intéressante par hasard.</text:p>
      <text:p text:style-name="P33"><text:span text:style-name="T33">Tests suivants effectués </text:span><text:span text:style-name="T34">avec</text:span><text:span text:style-name="T33"> </text:span><text:span text:style-name="T45">une fréquence d’injection de </text:span><text:span text:style-name="T49">TODO</text:span><text:span text:style-name="T34">, </text:span><text:span text:style-name="T45">et une un pourcentage de remplacement de </text:span><text:span text:style-name="T49">TODO</text:span><text:span text:style-name="T45">, p</text:span><text:span text:style-name="T34">our garder des résultats imparfait et observer des différences dans les tests suivants</text:span><text:span text:style-name="T33">.</text:span></text:p>
      <text:p text:style-name="P44"/>
      <text:h text:style-name="Sous-Titre_20_Partie" text:outline-level="4">Méthode de <text:span text:style-name="T62">sélection</text:span></text:h>
      <text:p text:style-name="P9"><text:span text:style-name="T55">Tests avec </text:span><text:span text:style-name="T56">les </text:span><text:span text:style-name="T62">différentes méthode de sélection</text:span><text:span text:style-name="T56"> :</text:span><text:span text:style-name="T55"> </text:span><text:span text:style-name="T62">la sélection 2 à 2</text:span><text:span text:style-name="T36">,</text:span><text:span text:style-name="T55"> </text:span><text:span text:style-name="T62">et la sélection par tri de sous-populations</text:span><text:span text:style-name="T55">, </text:span><text:span text:style-name="T62">ainsi que</text:span><text:span text:style-name="T55"> les autres paramètres variés :</text:span></text:p>
      <text:list text:continue-numbering="true" text:style-name="L4">
        <text:list-item>
          <text:p text:style-name="P61"><text:span text:style-name="T46">2 à 2 </text:span>: coût de référence (100%)</text:p>
        </text:list-item>
        <text:list-item>
          <text:p text:style-name="P73"><text:span text:style-name="T27">tri de sous-population </text:span><text:span text:style-name="T30">: </text:span><text:span text:style-name="T51">TODO</text:span></text:p>
        </text:list-item>
      </text:list>
      <text:p text:style-name="P78">TODO : Comparatif</text:p>
      <text:p text:style-name="Normal"/>
      <text:h text:style-name="P43" text:outline-level="4">Méthode de m<text:span text:style-name="T62">utation</text:span></text:h>
      <text:p text:style-name="P9"><text:soft-page-break/><text:span text:style-name="T55">Tests avec </text:span><text:span text:style-name="T56">les </text:span><text:span text:style-name="T62">différentes méthode de mutations </text:span><text:span text:style-name="T56">:</text:span><text:span text:style-name="T55"> </text:span><text:span text:style-name="T62">la mutation par échange</text:span><text:span text:style-name="T36">, </text:span><text:span text:style-name="T46">la mutation par inversion</text:span><text:span text:style-name="T36">,</text:span><text:span text:style-name="T55"> </text:span><text:span text:style-name="T62">et la mutation par translation</text:span><text:span text:style-name="T55">, </text:span><text:span text:style-name="T62">ainsi que</text:span><text:span text:style-name="T55"> les autres paramètres variés :</text:span></text:p>
      <text:list text:continue-numbering="true" text:style-name="L4">
        <text:list-item>
          <text:p text:style-name="P62"><text:span text:style-name="T46">échange </text:span>: coût de référence (100%)</text:p>
        </text:list-item>
        <text:list-item>
          <text:p text:style-name="P73"><text:span text:style-name="T28">inversion</text:span><text:span text:style-name="T27"> </text:span><text:span text:style-name="T30">: </text:span><text:span text:style-name="T51">TODO</text:span></text:p>
        </text:list-item>
        <text:list-item>
          <text:p text:style-name="P74"><text:span text:style-name="T28">translation </text:span><text:span text:style-name="T29">: </text:span><text:span text:style-name="T51">TODO</text:span></text:p>
        </text:list-item>
      </text:list>
      <text:p text:style-name="P78">TODO : Comparatif</text:p>
      <text:p text:style-name="Normal"/>
      <text:h text:style-name="P46" text:outline-level="4">Nombre de mutations</text:h>
      <text:p text:style-name="P10"><text:span text:style-name="T55">Tests avec </text:span><text:span text:style-name="T62">différents </text:span><text:span text:style-name="T64">nombre </text:span><text:span text:style-name="T62">de mutations </text:span><text:span text:style-name="T56">:</text:span><text:span text:style-name="T55"> </text:span><text:span text:style-name="T64">un nombre de mutations statique (1,3,10)</text:span><text:span text:style-name="T36">, </text:span><text:span text:style-name="T47">et un nombre de mutations dynamique (max : 3,10) </text:span><text:span text:style-name="T48">(dynamique : le nombre de mutations dépend de la position de l’AC dans le classement par coût)</text:span><text:span text:style-name="T55">, </text:span><text:span text:style-name="T62">ainsi que</text:span><text:span text:style-name="T55"> les autres paramètres variés :</text:span></text:p>
      <text:list text:continue-numbering="true" text:style-name="L4">
        <text:list-item>
          <text:p text:style-name="P63"><text:span text:style-name="T46">échange </text:span>: coût de référence (100%)</text:p>
        </text:list-item>
        <text:list-item>
          <text:p text:style-name="P75"><text:span text:style-name="T28">inversion</text:span><text:span text:style-name="T27"> </text:span><text:span text:style-name="T30">: </text:span><text:span text:style-name="T51">TODO</text:span></text:p>
        </text:list-item>
        <text:list-item>
          <text:p text:style-name="P75"><text:span text:style-name="T28">translation </text:span><text:span text:style-name="T29">: </text:span><text:span text:style-name="T51">TODO</text:span></text:p>
        </text:list-item>
      </text:list>
      <text:h text:style-name="P47" text:outline-level="4">TODO : Comparatif</text:h>
      <text:p text:style-name="Normal"/>
      <text:h text:style-name="P38" text:outline-level="4">Conclusion</text:h>
      <text:p text:style-name="P45">On peut déduire de cette analyse que les combinaisons idéales de paramètres sont :</text:p>
      <text:p text:style-name="P34">TODO</text:p>
      <text:p text:style-name="P45">Et on peut aussi déduire que la pire combinaison de paramètre est :</text:p>
      <text:p text:style-name="P34">TODO</text:p>
      <text:p text:style-name="P37"/>
      <text:p text:style-name="P37"><text:span text:style-name="T20">N</text:span>ot<text:span text:style-name="T65">ons</text:span> que l’optimisation de ses paramètres aurait pu être faite à l’aide d’un <text:span text:style-name="T16">système immunitaire </text:span><text:span text:style-name="T20">artificiel, cherchant une solution approchée de l’optimal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adornments="Gras" style:font-family-generic="swiss" style:font-pitch="variable"/>
    <style:font-face style:name="Calibri3"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rePJ" style:family="paragraph" style:parent-style-name="Standard" style:default-outline-level="2" style:list-style-name="">
      <style:paragraph-properties fo:margin-top="0cm" fo:margin-bottom="0cm" style:contextual-spacing="false" fo:line-height="100%" fo:text-align="center" style:justify-single-word="false"/>
      <style:text-properties fo:color="#000000" loext:opacity="100%" style:font-name="Calibri2" fo:font-family="Calibri" style:font-style-name="Gras" style:font-family-generic="swiss" style:font-pitch="variable" fo:font-size="26pt" style:text-underline-style="solid" style:text-underline-width="auto" style:text-underline-color="font-color" fo:font-weight="bold" style:font-size-asian="26pt" style:font-weight-asian="bold"/>
    </style:style>
    <style:style style:name="Sous-Titre" style:family="paragraph" style:parent-style-name="TitrePJ" style:default-outline-level="4" style:list-style-name="">
      <style:text-properties style:font-name="Calibri2" fo:font-family="Calibri" style:font-style-name="Gras" style:font-family-generic="swiss" style:font-pitch="variable" fo:font-size="22pt" style:text-underline-style="none" style:font-size-asian="22pt"/>
    </style:style>
    <style:style style:name="Titre_20_Partie" style:display-name="Titre Partie" style:family="paragraph" style:parent-style-name="Sous-Titre" style:master-page-name="">
      <style:paragraph-properties fo:margin-left="0cm" fo:margin-right="0cm" fo:margin-top="0cm" fo:margin-bottom="0.15cm" style:contextual-spacing="false" fo:text-align="start" style:justify-single-word="false" fo:text-indent="0cm" style:auto-text-indent="false" style:page-number="auto">
        <style:tab-stops/>
      </style:paragraph-properties>
      <style:text-properties fo:font-size="16pt" fo:font-style="normal" style:text-underline-style="solid" style:text-underline-width="auto" style:text-underline-color="font-color" fo:font-weight="bold" officeooo:rsid="000bf7c9" style:font-size-asian="16pt" style:font-style-asian="normal" style:font-weight-asian="bold" style:font-size-complex="16pt" style:font-style-complex="normal"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ormal" style:family="paragraph" style:master-page-name="">
      <style:paragraph-properties fo:margin-top="0cm" fo:margin-bottom="0cm" style:contextual-spacing="false" fo:line-height="100%" fo:text-align="start" style:justify-single-word="false" style:page-number="auto">
        <style:tab-stops/>
      </style:paragraph-properties>
      <style:text-properties fo:color="#000000" loext:opacity="100%" style:font-name="Calibri3" fo:font-family="Calibri" style:font-style-name="Normal" style:font-family-generic="swiss" style:font-pitch="variable" fo:font-size="12pt" style:text-underline-style="none" fo:font-weight="normal" style:font-size-asian="12pt" style:font-weight-asian="normal" style:font-weight-complex="normal"/>
    </style:style>
    <style:style style:name="Frame_20_contents" style:display-name="Frame contents" style:family="paragraph" style:parent-style-name="Standard" style:class="extra"/>
    <style:style style:name="Sous-Titre_20_Partie" style:display-name="Sous-Titre Partie" style:family="paragraph" style:parent-style-name="Titre_20_Partie" style:next-style-name="Titre_20_Partie">
      <style:text-properties fo:font-size="14pt"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loext:graphic-properties draw:fill-color="#0a6d56"/>
      <style:paragraph-properties style:writing-mode="lr-tb"/>
    </style:style>
    <style:style style:name="MP2" style:family="paragraph">
      <style:paragraph-properties fo:margin-left="0cm" fo:margin-right="0.7cm" fo:margin-top="0.101cm" fo:margin-bottom="0cm" fo:line-height="100%" fo:text-align="end" fo:text-indent="0cm" style:text-autospace="ideograph-alpha" style:punctuation-wrap="simple" style:line-break="strict" loext:tab-stop-distance="0cm" style:writing-mode="lr-tb">
        <style:tab-stops/>
      </style:paragraph-properties>
      <style:text-properties fo:hyphenate="false" loext:hyphenation-no-caps="false"/>
    </style:style>
    <style:style style:name="MP3" style:family="paragraph">
      <loext:graphic-properties draw:fill="none" draw:fill-color="#ffffff"/>
      <style:paragraph-properties fo:margin-left="0cm" fo:margin-right="0.7cm" fo:margin-top="0.101cm" fo:margin-bottom="0cm" fo:line-height="100%" fo:text-align="end" fo:text-indent="0cm" style:text-autospace="ideograph-alpha" style:punctuation-wrap="simple"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Calibri1" fo:font-size="12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italic" style:font-weight-asian="normal" style:font-name-complex="Arial1" style:font-size-complex="12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MP4" style:family="paragraph">
      <loext:graphic-properties draw:fill-color="#0a6d56"/>
      <style:paragraph-properties style:writing-mode="lr-tb"/>
      <style:text-properties fo:font-size="12pt"/>
    </style:style>
    <style:style style:name="MP5" style:family="paragraph" style:parent-style-name="Standard" style:master-page-name="">
      <style:paragraph-properties fo:margin-left="0cm" fo:margin-right="0cm" fo:margin-top="0cm" fo:margin-bottom="0cm" style:contextual-spacing="false" style:line-height-at-least="0cm" fo:text-align="center" style:justify-single-word="false" fo:text-indent="0cm" style:auto-text-indent="false" style:page-number="auto" style:writing-mode="lr-tb"/>
      <style:text-properties officeooo:paragraph-rsid="000e0799"/>
    </style:style>
    <style:style style:name="MP6" style:family="paragraph">
      <loext:graphic-properties draw:fill="none"/>
      <style:paragraph-properties fo:text-align="start"/>
      <style:text-properties fo:font-size="18pt"/>
    </style:style>
    <style:style style:name="MP7" style:family="paragraph" style:parent-style-name="Frame_20_contents" style:master-page-name="">
      <loext:graphic-properties draw:fill="none"/>
      <style:paragraph-properties fo:margin-left="1cm" fo:margin-right="0cm" fo:margin-top="0cm" fo:margin-bottom="0cm" style:contextual-spacing="false" fo:text-align="start" style:justify-single-word="false" fo:text-indent="0cm" style:auto-text-indent="false" style:page-number="auto" fo:background-color="transparent"/>
      <style:text-properties fo:color="#0a6d56" loext:opacity="100%" style:font-name="Calibri1" fo:font-size="19pt" fo:font-style="normal" style:text-underline-style="none" fo:font-weight="bold" officeooo:rsid="001fc3dc" style:font-size-asian="19pt" style:font-style-asian="normal" style:font-weight-asian="bold" style:font-size-complex="19pt" style:font-style-complex="normal" style:font-weight-complex="bold"/>
    </style:style>
    <style:style style:name="MP8" style:family="paragraph" style:parent-style-name="Frame_20_contents">
      <loext:graphic-properties draw:fill="none"/>
      <style:paragraph-properties fo:margin-left="1cm" fo:margin-right="0cm" fo:margin-top="0cm" fo:margin-bottom="0cm" style:contextual-spacing="false" fo:text-align="start" style:justify-single-word="false" fo:text-indent="0cm" style:auto-text-indent="false" fo:background-color="transparent"/>
      <style:text-properties officeooo:paragraph-rsid="000e0799"/>
    </style:style>
    <style:style style:name="MT1" style:family="text">
      <style:text-properties fo:font-variant="normal" fo:text-transform="none" fo:color="#ffffff" loext:opacity="100%" style:text-outline="false" style:text-line-through-style="none" style:text-line-through-type="none" style:text-position="0% 100%" style:font-name="Calibri1" fo:font-size="12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italic" style:font-weight-asian="normal" style:font-name-complex="Arial1" style:font-size-complex="12pt" style:language-complex="hi" style:country-complex="IN" style:font-style-complex="italic" style:font-weight-complex="normal" style:text-emphasize="none" style:text-scale="100%" style:font-relief="none" style:text-overline-style="none" style:text-overline-color="font-color"/>
    </style:style>
    <style:style style:name="MT2" style:family="text">
      <style:text-properties fo:color="#ffffff" loext:opacity="100%" style:text-outline="false" style:text-line-through-style="none" style:text-line-through-type="none" style:font-name="Calibri" fo:font-size="22pt" fo:letter-spacing="normal" fo:font-style="normal" fo:text-shadow="none" style:text-underline-style="none" fo:font-weight="bold" officeooo:rsid="000e0799" style:letter-kerning="true" style:font-size-asian="22pt" style:font-style-asian="normal" style:font-weight-asian="bold" style:font-style-complex="italic" style:font-weight-complex="normal" style:text-emphasize="none"/>
    </style:style>
    <style:style style:name="MT3" style:family="text">
      <style:text-properties fo:color="#0a6d56" loext:opacity="100%" style:font-name="Calibri1" fo:font-size="17pt" fo:font-style="normal" officeooo:rsid="001fc3dc" style:font-size-asian="17pt" style:font-style-asian="normal" style:font-size-complex="17pt" style:font-style-complex="normal"/>
    </style:style>
    <style:style style:name="MT4" style:family="text">
      <style:text-properties fo:color="#0a6d56" loext:opacity="100%" style:font-name="Calibri1" fo:font-size="17pt" fo:font-style="normal" officeooo:rsid="000e0799" style:font-size-asian="17pt" style:font-style-asian="normal" style:font-size-complex="17pt" style:font-style-complex="normal"/>
    </style:style>
    <style:style style:name="MT5" style:family="text">
      <style:text-properties fo:color="#0a6d56" loext:opacity="100%" style:font-name="Calibri1" fo:font-size="17pt" fo:font-style="italic" officeooo:rsid="000e0799" style:font-size-asian="17pt" style:font-style-asian="italic" style:font-size-complex="17pt" style:font-style-complex="italic"/>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svg:stroke-color="#ff0000" draw:fill-color="#0a6d56" draw:textarea-horizontal-align="justify" draw:textarea-vertical-align="middle" draw:auto-grow-height="false" fo:min-height="2.701cm" fo:min-width="21.001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width="0cm" svg:stroke-color="#ffffff" draw:fill="none" draw:fill-color="#ffffff" draw:textarea-vertical-align="middle" fo:min-height="2.7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draw:fill-color="#0a6d56" draw:textarea-horizontal-align="justify" draw:textarea-vertical-align="middle" draw:auto-grow-height="false" fo:min-height="0.199cm" fo:min-width="21.001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4" style:family="graphic">
      <style:graphic-properties draw:stroke="none" draw:fill-color="#0a6d56" draw:textarea-horizontal-align="justify" draw:textarea-vertical-align="middle" draw:auto-grow-height="false" fo:min-height="2.499cm" fo:min-width="2.499cm"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parent-style-name="Frame">
      <style:graphic-properties draw:stroke="none" svg:stroke-width="0.026cm" draw:stroke-linejoin="miter" draw:fill="none" draw:textarea-vertical-align="middle" draw:auto-grow-height="false" fo:min-height="2.247cm" fo:min-width="1.993cm" fo:padding-top="0.127cm" fo:padding-bottom="0.127cm" fo:padding-left="0.254cm" fo:padding-right="0.254cm" fo:wrap-option="wrap" loext:decorative="false" fo:margin-left="0.318cm" fo:margin-right="0.318cm" fo:margin-top="0.125cm" fo:margin-bottom="0.12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parent-style-name="Frame">
      <style:graphic-properties draw:stroke="none" svg:stroke-width="0.026cm" draw:stroke-linejoin="miter" draw:fill="none" draw:textarea-vertical-align="middle" draw:auto-grow-height="false" fo:min-height="2.247cm" fo:min-width="17.993cm" fo:padding-top="0.127cm" fo:padding-bottom="0.127cm" fo:padding-left="0.254cm" fo:padding-right="0.254cm" fo:wrap-option="wrap" loext:decorative="false" fo:margin-left="0.318cm" fo:margin-right="0.318cm" fo:margin-top="0.125cm" fo:margin-bottom="0.129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cm" fo:margin-left="0cm" fo:margin-right="0cm" fo:margin-bottom="0.499cm" fo:background-color="transparent" style:dynamic-spacing="false" draw:fill="none" draw:fill-color="#729fcf"/>
      </style:header-style>
      <style:footer-style>
        <style:header-footer-properties fo:min-height="2.999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custom-shape text:anchor-type="paragraph" draw:z-index="15" draw:name="Forme 2" draw:style-name="Mgr1" draw:text-style-name="MP1" svg:width="21.002cm" svg:height="2.701cm" svg:x="10.079cm" svg:y="0cm"><text:p/><draw:enhanced-geometry svg:viewBox="0 0 21600 21600" draw:type="rectangle" draw:enhanced-path="M 0 0 L 21600 0 21600 21600 0 21600 0 0 Z N"/></draw:custom-shape><draw:frame text:anchor-type="paragraph" draw:z-index="19" draw:name="Cadre de texte 1" draw:style-name="Mgr2" draw:text-style-name="MP3" svg:width="12.108cm" svg:height="2.701cm" svg:x="8.895cm" svg:y="0cm"><draw:text-box><text:p text:style-name="MP2"><text:span text:style-name="MT1">Gezat Angel</text:span></text:p><text:p text:style-name="MP2"><text:span text:style-name="MT1">Proust Jules</text:span></text:p><text:p text:style-name="MP2"><text:span text:style-name="MT1">M1 Info LSE</text:span></text:p></draw:text-box></draw:frame><draw:custom-shape text:anchor-type="paragraph" draw:z-index="23" draw:name="Forme 3" draw:style-name="Mgr3" draw:text-style-name="MP4" svg:width="21.002cm" svg:height="0.2cm" svg:x="0cm" svg:y="27.199cm"><text:p/><draw:enhanced-geometry svg:viewBox="0 0 21600 21600" draw:mirror-horizontal="false" draw:mirror-vertical="false" draw:type="rectangle" draw:enhanced-path="M 0 0 L 21600 0 21600 21600 0 21600 0 0 Z N"/></draw:custom-shape><draw:frame draw:style-name="Mfr1" draw:name="Image1" text:anchor-type="char" svg:x="-1.272cm" svg:y="0.342cm" svg:width="8.4cm" svg:height="2cm" draw:z-index="35"><draw:image xlink:href="Pictures/10000001000005A1000001577DC9CCEDC6A6DB01.png" xlink:type="simple" xlink:show="embed" xlink:actuate="onLoad" draw:mime-type="image/png"/></draw:frame></text:p>
      </style:header>
      <style:footer>
        <text:p text:style-name="Footer"><draw:custom-shape text:anchor-type="paragraph" draw:z-index="7" draw:name="Forme 1" draw:style-name="Mgr4" draw:text-style-name="MP4" svg:width="2.5cm" svg:height="2.5cm" svg:x="18.5cm" svg:y="36.819cm"><text:p/><draw:enhanced-geometry svg:viewBox="0 0 21600 21600" draw:mirror-horizontal="false" draw:mirror-vertical="false" draw:type="rectangle" draw:enhanced-path="M 0 0 L 21600 0 21600 21600 0 21600 0 0 Z N"/></draw:custom-shape><draw:custom-shape text:anchor-type="paragraph" draw:z-index="11" draw:name="Zone de texte 2" draw:style-name="Mgr5" draw:text-style-name="MP6" svg:width="2.5cm" svg:height="2.5cm" svg:x="18.5cm" svg:y="17.637cm"><text:p text:style-name="MP5"><text:span text:style-name="MT2"><text:page-number text:select-page="current">4</text:page-number></text:span><text:span text:style-name="MT2">/</text:span><text:span text:style-name="MT2"><text:page-count>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 draw:name="Zone de texte 1" draw:style-name="Mgr6" draw:text-style-name="MP6" svg:width="18.5cm" svg:height="2.5cm" svg:x="-0.235cm" svg:y="39.538cm"><text:p text:style-name="MP7"><text:bookmark-ref text:reference-format="text" text:ref-name="__RefHeading___Toc1874_3262459835">Méthode Computationnelles</text:bookmark-ref></text:p><text:p text:style-name="MP8"><text:span text:style-name="MT3"><text:bookmark-ref text:reference-format="text" text:ref-name="__RefHeading___Toc1951_3262459835">Projet</text:bookmark-ref></text:span><text:span text:style-name="MT3"><text:s/></text:span><text:span text:style-name="MT4">{ </text:span><text:span text:style-name="MT5"><text:bookmark-ref text:reference-format="text" text:ref-name="__RefHeading___Toc2293_3262459835 Copie 1">Problème du voyageur de commerce</text:bookmark-ref></text:span><text:span text:style-name="MT4"><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2T15:55:36.210152779</meta:creation-date>
    <meta:editing-duration>PT3H25M40S</meta:editing-duration>
    <meta:editing-cycles>62</meta:editing-cycles>
    <meta:generator>LibreOffice/7.6.1.2$Windows_X86_64 LibreOffice_project/f5defcebd022c5bc36bbb79be232cb6926d8f674</meta:generator>
    <dc:title>UBO-ModeleRapport</dc:title>
    <dc:date>2024-02-22T21:17:48.231000000</dc:date>
    <meta:document-statistic meta:table-count="0" meta:image-count="1" meta:object-count="0" meta:page-count="4" meta:paragraph-count="99" meta:word-count="1208" meta:character-count="7095" meta:non-whitespace-character-count="6029"/>
  </office:meta>
</office:document-meta>
</file>